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66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2.54cm" svg:height="1.27cm" svg:x="19.32cm" svg:y="6.08cm">
          <text:p text:style-name="P1">Zoom</text:p>
        </draw:rect>
        <draw:rect draw:style-name="gr1" draw:text-style-name="P1" draw:id="id22" draw:layer="layout" svg:width="3.08cm" svg:height="1.27cm" svg:x="21.86cm" svg:y="9.255cm">
          <text:p text:style-name="P1">Sidekick</text:p>
        </draw:rect>
        <draw:rect draw:style-name="gr1" draw:text-style-name="P1" draw:id="id16" draw:layer="layout" svg:width="6.35cm" svg:height="1.27cm" svg:x="1cm" svg:y="14.335cm">
          <text:p text:style-name="P1">Magic Lamp Wavy</text:p>
        </draw:rect>
        <draw:rect draw:style-name="gr1" draw:text-style-name="P1" draw:id="id1" draw:layer="layout" svg:width="3.81cm" svg:height="1.27cm" svg:x="2.27cm" svg:y="3.54cm">
          <text:p text:style-name="P1">GridAnim</text:p>
        </draw:rect>
        <draw:rect draw:style-name="gr1" draw:text-style-name="P1" draw:id="id3" draw:layer="layout" svg:width="5.08cm" svg:height="1.27cm" svg:x="15.605cm" svg:y="3.54cm">
          <text:p text:style-name="P1">TransformAnim</text:p>
        </draw:rect>
        <draw:rect draw:style-name="gr2" draw:text-style-name="P1" draw:id="id13" draw:layer="layout" svg:width="4.445cm" svg:height="1.27cm" svg:x="2.27cm" svg:y="19.32cm">
          <text:p text:style-name="P1">PolygonAnim</text:p>
        </draw:rect>
        <draw:connector draw:style-name="gr3" draw:text-style-name="P1" draw:layer="layout" svg:x1="4.175cm" svg:y1="12.43cm" svg:x2="4.175cm" svg:y2="4.81cm" draw:end-shape="id1" draw:end-glue-point="2" svg:d="m4175 12430v-7620">
          <text:p/>
        </draw:connector>
        <draw:connector draw:style-name="gr3" draw:text-style-name="P1" draw:layer="layout" svg:x1="20.59cm" svg:y1="6.08cm" svg:x2="18.145cm" svg:y2="4.81cm" draw:start-shape="id2" draw:start-glue-point="0" draw:end-shape="id3" draw:end-glue-point="2" svg:d="m20590 6080v-635h-2445v-635">
          <text:p/>
        </draw:connector>
        <draw:rect draw:style-name="gr1" draw:text-style-name="P1" draw:id="id21" draw:layer="layout" svg:width="2.54cm" svg:height="1.27cm" svg:x="4.81cm" svg:y="8.62cm">
          <text:p text:style-name="P1">Wave</text:p>
        </draw:rect>
        <draw:rect draw:style-name="gr2" draw:text-style-name="P1" draw:id="id17" draw:layer="layout" svg:width="4.445cm" svg:height="1.27cm" svg:x="8.92cm" svg:y="19.22cm">
          <text:p text:style-name="P1">ParticleAnim</text:p>
        </draw:rect>
        <draw:rect draw:style-name="gr1" draw:text-style-name="P1" draw:id="id4" draw:layer="layout" svg:width="2.54cm" svg:height="1.27cm" svg:x="18.685cm" svg:y="9.255cm">
          <text:p text:style-name="P1">Glide</text:p>
        </draw:rect>
        <draw:connector draw:style-name="gr3" draw:text-style-name="P1" draw:layer="layout" svg:x1="19.955cm" svg:y1="9.255cm" svg:x2="20.59cm" svg:y2="7.35cm" draw:start-shape="id4" draw:start-glue-point="0" draw:end-shape="id2" draw:end-glue-point="2" svg:d="m19955 9255v-952h635v-953">
          <text:p/>
        </draw:connector>
        <draw:rect draw:style-name="gr1" draw:text-style-name="P1" draw:id="id6" draw:layer="layout" svg:width="5.08cm" svg:height="1.27cm" svg:x="17.805cm" svg:y="16.78cm">
          <text:p text:style-name="P1">RestackAnim</text:p>
        </draw:rect>
        <draw:rect draw:style-name="gr1" draw:text-style-name="P1" draw:id="id5" draw:layer="layout" svg:width="2.54cm" svg:height="1.27cm" svg:x="15.605cm" svg:y="19.32cm">
          <text:p text:style-name="P1">Dodge</text:p>
        </draw:rect>
        <draw:rect draw:style-name="gr1" draw:text-style-name="P1" draw:id="id7" draw:layer="layout" svg:width="3.81cm" svg:height="1.27cm" svg:x="21.955cm" svg:y="19.32cm">
          <text:p text:style-name="P1">FocusFade</text:p>
        </draw:rect>
        <draw:connector draw:style-name="gr3" draw:text-style-name="P1" draw:layer="layout" draw:type="curve" svg:x1="16.875cm" svg:y1="19.32cm" svg:x2="20.345cm" svg:y2="18.05cm" draw:start-shape="id5" draw:start-glue-point="0" draw:end-shape="id6" draw:end-glue-point="2" svg:d="m16875 19320c0-952 3470-318 3470-1270">
          <text:p/>
        </draw:connector>
        <draw:connector draw:style-name="gr3" draw:text-style-name="P1" draw:layer="layout" draw:type="curve" svg:x1="23.86cm" svg:y1="19.32cm" svg:x2="20.345cm" svg:y2="18.05cm" draw:start-shape="id7" draw:start-glue-point="0" draw:end-shape="id6" draw:end-glue-point="2" svg:d="m23860 19320c0-952-3515-318-3515-1270">
          <text:p/>
        </draw:connector>
        <draw:rect draw:style-name="gr1" draw:text-style-name="P1" draw:id="id8" draw:layer="layout" svg:width="4.445cm" svg:height="1.27cm" svg:x="13.065cm" svg:y="1cm">
          <text:p text:style-name="P1">Animation</text:p>
        </draw:rect>
        <draw:connector draw:style-name="gr3" draw:text-style-name="P1" draw:layer="layout" svg:x1="4.175cm" svg:y1="3.54cm" svg:x2="15.287cm" svg:y2="2.27cm" draw:start-shape="id1" draw:start-glue-point="0" draw:end-shape="id8" draw:end-glue-point="2" svg:d="m4175 3540v-635h11112v-635">
          <text:p/>
        </draw:connector>
        <draw:connector draw:style-name="gr3" draw:text-style-name="P1" draw:layer="layout" draw:line-skew="6.715cm" svg:x1="20.345cm" svg:y1="16.78cm" svg:x2="15.287cm" svg:y2="2.27cm" draw:start-shape="id6" draw:start-glue-point="0" draw:end-shape="id8" draw:end-glue-point="2" svg:d="m20345 16780v-540h-5058v-13970">
          <text:p/>
        </draw:connector>
        <draw:connector draw:style-name="gr3" draw:text-style-name="P1" draw:layer="layout" svg:x1="18.145cm" svg:y1="3.54cm" svg:x2="15.287cm" svg:y2="2.27cm" draw:start-shape="id3" draw:start-glue-point="0" draw:end-shape="id8" draw:end-glue-point="2" svg:d="m18145 3540v-635h-2858v-635">
          <text:p/>
        </draw:connector>
        <draw:rect draw:style-name="gr1" draw:text-style-name="P1" draw:id="id12" draw:layer="layout" svg:width="2.54cm" svg:height="1.27cm" svg:x="1.3cm" svg:y="6.715cm">
          <text:p text:style-name="P1">RollUp</text:p>
        </draw:rect>
        <draw:rect draw:style-name="gr1" draw:text-style-name="P1" draw:id="id18" draw:layer="layout" svg:width="2.54cm" svg:height="1.27cm" svg:x="7.215cm" svg:y="11.16cm">
          <text:p text:style-name="P1">Dream</text:p>
        </draw:rect>
        <draw:rect draw:style-name="gr1" draw:text-style-name="P1" draw:id="id10" draw:layer="layout" svg:width="3.81cm" svg:height="1.27cm" svg:x="10.69cm" svg:y="11.16cm">
          <text:p text:style-name="P1">FoldAnim</text:p>
        </draw:rect>
        <draw:rect draw:style-name="gr1" draw:text-style-name="P1" draw:id="id9" draw:layer="layout" svg:width="3.175cm" svg:height="1.27cm" svg:x="7.65cm" svg:y="13.93cm">
          <text:p text:style-name="P1">HorizFold</text:p>
        </draw:rect>
        <draw:rect draw:style-name="gr1" draw:text-style-name="P1" draw:id="id11" draw:layer="layout" svg:width="3.81cm" svg:height="1.27cm" svg:x="11.16cm" svg:y="13.93cm">
          <text:p text:style-name="P1">CurvedFold</text:p>
        </draw:rect>
        <draw:connector draw:style-name="gr3" draw:text-style-name="P1" draw:layer="layout" svg:x1="9.237cm" svg:y1="13.93cm" svg:x2="12.595cm" svg:y2="12.43cm" draw:start-shape="id9" draw:end-shape="id10" draw:end-glue-point="2" svg:d="m9237 13930v-750h3358v-750">
          <text:p/>
        </draw:connector>
        <draw:connector draw:style-name="gr3" draw:text-style-name="P1" draw:layer="layout" svg:x1="13.065cm" svg:y1="13.93cm" svg:x2="12.595cm" svg:y2="12.43cm" draw:start-shape="id11" draw:start-glue-point="0" draw:end-shape="id10" draw:end-glue-point="2" svg:d="m13065 13930v-750h-470v-750">
          <text:p/>
        </draw:connector>
        <draw:connector draw:style-name="gr3" draw:text-style-name="P1" draw:layer="layout" draw:line-skew="-0.318cm" svg:x1="2.57cm" svg:y1="6.715cm" svg:x2="4.175cm" svg:y2="4.81cm" draw:start-shape="id12" draw:start-glue-point="0" draw:end-shape="id1" draw:end-glue-point="2" svg:d="m2570 6715v-1270h1605v-635">
          <text:p/>
        </draw:connector>
        <draw:connector draw:style-name="gr3" draw:text-style-name="P1" draw:layer="layout" draw:line-skew="5.445cm" svg:x1="4.492cm" svg:y1="19.32cm" svg:x2="15.287cm" svg:y2="2.27cm" draw:start-shape="id13" draw:start-glue-point="0" draw:end-shape="id8" draw:end-glue-point="2" svg:d="m4492 19320v-3080h10795v-13970">
          <text:p/>
        </draw:connector>
        <draw:connector draw:style-name="gr3" draw:text-style-name="P1" draw:layer="layout" draw:line-skew="6.715cm" svg:x1="11.16cm" svg:y1="16.78cm" svg:x2="15.287cm" svg:y2="2.27cm" draw:start-shape="id14" draw:start-glue-point="0" draw:end-shape="id8" draw:end-glue-point="2" svg:d="m11160 16780v-540h4127v-13970">
          <text:p/>
        </draw:connector>
        <draw:rect draw:style-name="gr1" draw:text-style-name="P1" draw:id="id15" draw:layer="layout" svg:width="2.54cm" svg:height="1.27cm" svg:x="24.325cm" svg:y="3.54cm">
          <text:p text:style-name="P1">Fade</text:p>
        </draw:rect>
        <draw:connector draw:style-name="gr3" draw:text-style-name="P1" draw:layer="layout" svg:x1="25.595cm" svg:y1="3.54cm" svg:x2="15.287cm" svg:y2="2.27cm" draw:start-shape="id15" draw:start-glue-point="0" draw:end-shape="id8" draw:end-glue-point="2" svg:d="m25595 3540v-635h-10308v-635">
          <text:p/>
        </draw:connector>
        <draw:connector draw:style-name="gr3" draw:text-style-name="P1" draw:layer="layout" svg:x1="4.175cm" svg:y1="14.335cm" svg:x2="4.175cm" svg:y2="13.7cm" draw:start-shape="id16" draw:start-glue-point="0" svg:d="m4175 14335v-635">
          <text:p/>
        </draw:connector>
        <draw:rect draw:style-name="gr1" draw:text-style-name="P1" draw:id="id14" draw:layer="layout" svg:width="6.35cm" svg:height="1.27cm" svg:x="7.985cm" svg:y="16.78cm">
          <text:p text:style-name="P1">PartialWindowAnim</text:p>
        </draw:rect>
        <draw:connector draw:style-name="gr3" draw:text-style-name="P1" draw:layer="layout" svg:x1="11.142cm" svg:y1="19.22cm" svg:x2="11.16cm" svg:y2="18.05cm" draw:start-shape="id17" draw:start-glue-point="0" draw:end-shape="id14" draw:end-glue-point="2" svg:d="m11142 19220v-585h18v-585">
          <text:p/>
        </draw:connector>
        <draw:connector draw:style-name="gr3" draw:text-style-name="P1" draw:layer="layout" draw:type="curve" svg:x1="16.875cm" svg:y1="19.32cm" svg:x2="18.145cm" svg:y2="4.81cm" draw:start-shape="id5" draw:start-glue-point="0" draw:end-shape="id3" draw:end-glue-point="2" svg:d="m16875 19320c0-10882 1270-3628 1270-14510">
          <text:p/>
        </draw:connector>
        <draw:rect draw:style-name="gr1" draw:text-style-name="P1" draw:id="id20" draw:layer="layout" svg:width="6.033cm" svg:height="1.27cm" svg:x="6.715cm" svg:y="6.08cm">
          <text:p text:style-name="P1">GridTransformAnim</text:p>
        </draw:rect>
        <draw:connector draw:style-name="gr3" draw:text-style-name="P1" draw:layer="layout" svg:x1="8.485cm" svg:y1="11.16cm" svg:x2="12.171cm" svg:y2="9.89cm" draw:start-shape="id18" draw:start-glue-point="0" draw:end-shape="id19" draw:end-glue-point="2" svg:d="m8485 11160v-635h3686v-635">
          <text:p/>
        </draw:connector>
        <draw:connector draw:style-name="gr3" draw:text-style-name="P1" draw:layer="layout" svg:x1="9.731cm" svg:y1="6.08cm" svg:x2="4.175cm" svg:y2="4.81cm" draw:start-shape="id20" draw:start-glue-point="0" draw:end-shape="id1" draw:end-glue-point="2" svg:d="m9731 6080v-635h-5556v-635">
          <text:p/>
        </draw:connector>
        <draw:connector draw:style-name="gr3" draw:text-style-name="P1" draw:layer="layout" draw:type="curve" svg:x1="12.171cm" svg:y1="8.62cm" svg:x2="19.32cm" svg:y2="6.715cm" draw:start-shape="id19" draw:start-glue-point="0" draw:end-shape="id2" draw:end-glue-point="3" svg:d="m12171 8620c0-1270 2383-1905 7149-1905">
          <text:p/>
        </draw:connector>
        <draw:connector draw:style-name="gr3" draw:text-style-name="P1" draw:layer="layout" svg:x1="12.595cm" svg:y1="11.16cm" svg:x2="12.171cm" svg:y2="9.89cm" draw:start-shape="id10" draw:start-glue-point="0" draw:end-shape="id19" draw:end-glue-point="2" svg:d="m12595 11160v-635h-424v-635">
          <text:p/>
        </draw:connector>
        <draw:connector draw:style-name="gr3" draw:text-style-name="P1" draw:layer="layout" svg:x1="6.08cm" svg:y1="8.62cm" svg:x2="9.731cm" svg:y2="7.35cm" draw:start-shape="id21" draw:start-glue-point="0" draw:end-shape="id20" draw:end-glue-point="2" svg:d="m6080 8620v-635h3651v-635">
          <text:p/>
        </draw:connector>
        <draw:rect draw:style-name="gr1" draw:text-style-name="P1" draw:id="id19" draw:layer="layout" svg:width="4.763cm" svg:height="1.27cm" svg:x="9.79cm" svg:y="8.62cm">
          <text:p text:style-name="P1">GridZoomAnim</text:p>
        </draw:rect>
        <draw:connector draw:style-name="gr3" draw:text-style-name="P1" draw:layer="layout" draw:type="curve" svg:x1="9.731cm" svg:y1="6.08cm" svg:x2="18.145cm" svg:y2="4.81cm" draw:start-shape="id20" draw:start-glue-point="0" draw:end-shape="id3" draw:end-glue-point="2" svg:d="m9731 6080c0-952 8414-318 8414-1270">
          <text:p/>
        </draw:connector>
        <draw:connector draw:style-name="gr3" draw:text-style-name="P1" draw:layer="layout" svg:x1="12.171cm" svg:y1="8.62cm" svg:x2="9.731cm" svg:y2="7.35cm" draw:start-shape="id19" draw:start-glue-point="0" draw:end-shape="id20" draw:end-glue-point="2" svg:d="m12171 8620v-635h-2440v-635">
          <text:p/>
        </draw:connector>
        <draw:connector draw:style-name="gr3" draw:text-style-name="P1" draw:layer="layout" draw:type="curve" svg:x1="20.59cm" svg:y1="6.08cm" svg:x2="25.595cm" svg:y2="4.81cm" draw:start-shape="id2" draw:start-glue-point="0" draw:end-shape="id15" draw:end-glue-point="2" svg:d="m20590 6080c0-952 5005-318 5005-1270">
          <text:p/>
        </draw:connector>
        <draw:connector draw:style-name="gr3" draw:text-style-name="P1" draw:layer="layout" svg:x1="23.4cm" svg:y1="9.255cm" svg:x2="20.59cm" svg:y2="7.35cm" draw:start-shape="id22" draw:start-glue-point="0" draw:end-shape="id2" draw:end-glue-point="2" svg:d="m23400 9255v-952h-2810v-953">
          <text:p/>
        </draw:connector>
        <draw:connector draw:style-name="gr3" draw:text-style-name="P1" draw:layer="layout" draw:type="curve" svg:x1="23.86cm" svg:y1="19.32cm" svg:x2="25.595cm" svg:y2="4.81cm" draw:start-shape="id7" draw:start-glue-point="0" draw:end-shape="id15" draw:end-glue-point="2" svg:d="m23860 19320c0-10882 1735-3628 1735-14510">
          <text:p/>
        </draw:connector>
        <draw:rect draw:style-name="gr1" draw:text-style-name="P1" draw:layer="layout" svg:width="5.08cm" svg:height="1.27cm" svg:x="1.635cm" svg:y="12.43cm">
          <text:p text:style-name="P1">Magic Lamp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23T23:06:11</meta:creation-date>
    <dc:date>2009-07-13T03:38:56</dc:date>
    <meta:editing-duration>PT10H09M08S</meta:editing-duration>
    <meta:editing-cycles>58</meta:editing-cycles>
    <meta:generator>OpenOffice.org/3.0$Unix OpenOffice.org_project/300m15$Build-9379</meta:generator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